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PAPMincho" svg:font-family="IPAPMinch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StarSymbol" svg:font-family="StarSymbol"/>
  </office:font-face-decls>
  <office:automatic-styles>
    <style:style style:name="Table1" style:family="table">
      <style:table-properties style:width="6.9229in" table:align="left"/>
    </style:style>
    <style:style style:name="Table1.A" style:family="table-column">
      <style:table-column-properties style:column-width="1.0951in"/>
    </style:style>
    <style:style style:name="Table1.B" style:family="table-column">
      <style:table-column-properties style:column-width="1.4403in"/>
    </style:style>
    <style:style style:name="Table1.C" style:family="table-column">
      <style:table-column-properties style:column-width="1.5in"/>
    </style:style>
    <style:style style:name="Table1.D" style:family="table-column">
      <style:table-column-properties style:column-width="1.4347in"/>
    </style:style>
    <style:style style:name="Table1.E" style:family="table-column">
      <style:table-column-properties style:column-width="1.4528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paragraph-rsid="0007b53a" style:language-asian="ja" style:country-asian="JP"/>
    </style:style>
    <style:style style:name="P2" style:family="paragraph" style:parent-style-name="Standard" style:list-style-name="L10">
      <style:paragraph-properties fo:text-align="start" style:justify-single-word="false"/>
      <style:text-properties officeooo:paragraph-rsid="0007b53a" style:language-asian="ja" style:country-asian="JP"/>
    </style:style>
    <style:style style:name="P3" style:family="paragraph" style:parent-style-name="Standard" style:list-style-name="L1">
      <style:paragraph-properties fo:text-align="start" style:justify-single-word="false"/>
      <style:text-properties officeooo:paragraph-rsid="0007b53a"/>
    </style:style>
    <style:style style:name="P4" style:family="paragraph" style:parent-style-name="Standard" style:list-style-name="L10">
      <style:paragraph-properties fo:text-align="start" style:justify-single-word="false"/>
      <style:text-properties officeooo:paragraph-rsid="0007b53a"/>
    </style:style>
    <style:style style:name="P5" style:family="paragraph" style:parent-style-name="Standard">
      <style:paragraph-properties fo:text-align="start" style:justify-single-word="false"/>
      <style:text-properties officeooo:paragraph-rsid="0008a459"/>
    </style:style>
    <style:style style:name="P6" style:family="paragraph" style:parent-style-name="Standard">
      <style:text-properties style:font-name="Source Han Serif" style:font-name-asian="Source Han Serif" style:language-asian="ja" style:country-asian="JP"/>
    </style:style>
    <style:style style:name="P7" style:family="paragraph" style:parent-style-name="Standard">
      <style:text-properties style:font-name="Source Han Serif" officeooo:rsid="0007b53a" officeooo:paragraph-rsid="0007b53a" style:font-name-asian="Source Han Serif" style:language-asian="ja" style:country-asian="JP"/>
    </style:style>
    <style:style style:name="P8" style:family="paragraph" style:parent-style-name="Standard">
      <style:paragraph-properties fo:text-align="center" style:justify-single-word="false"/>
      <style:text-properties style:font-name="Source Han Serif" officeooo:rsid="0007b53a" officeooo:paragraph-rsid="0007b53a" style:font-name-asian="Source Han Serif" style:language-asian="ja" style:country-asian="JP"/>
    </style:style>
    <style:style style:name="P9" style:family="paragraph" style:parent-style-name="Standard">
      <style:paragraph-properties fo:text-align="justify" style:justify-single-word="false"/>
      <style:text-properties style:font-name="Source Han Serif" officeooo:rsid="0007b53a" officeooo:paragraph-rsid="0007b53a" style:font-name-asian="Source Han Serif" style:language-asian="ja" style:country-asian="JP"/>
    </style:style>
    <style:style style:name="P10" style:family="paragraph" style:parent-style-name="Standard">
      <style:paragraph-properties fo:text-align="end" style:justify-single-word="false"/>
      <style:text-properties style:font-name="Source Han Serif" officeooo:rsid="0007b53a" officeooo:paragraph-rsid="0007b53a" style:font-name-asian="Source Han Serif" style:language-asian="ja" style:country-asian="JP"/>
    </style:style>
    <style:style style:name="P11" style:family="paragraph" style:parent-style-name="Standard">
      <style:paragraph-properties fo:text-align="start" style:justify-single-word="false"/>
      <style:text-properties style:font-name="Source Han Serif" officeooo:rsid="0007b53a" officeooo:paragraph-rsid="0007b53a" style:font-name-asian="Source Han Serif" style:language-asian="ja" style:country-asian="JP"/>
    </style:style>
    <style:style style:name="P12" style:family="paragraph" style:parent-style-name="Standard" style:list-style-name="L1">
      <style:paragraph-properties fo:text-align="start" style:justify-single-word="false"/>
      <style:text-properties style:font-name="Source Han Serif" officeooo:rsid="0007b53a" officeooo:paragraph-rsid="0007b53a" style:font-name-asian="Source Han Serif" style:language-asian="ja" style:country-asian="JP"/>
    </style:style>
    <style:style style:name="P13" style:family="paragraph" style:parent-style-name="Standard" style:list-style-name="L1">
      <style:paragraph-properties fo:text-align="start" style:justify-single-word="false"/>
      <style:text-properties style:font-name="Source Han Serif" officeooo:paragraph-rsid="0007b53a" style:font-name-asian="Source Han Serif" style:language-asian="ja" style:country-asian="JP"/>
    </style:style>
    <style:style style:name="P14" style:family="paragraph" style:parent-style-name="Standard" style:list-style-name="L1">
      <style:paragraph-properties fo:text-align="start" style:justify-single-word="false"/>
      <style:text-properties style:font-name="Source Han Serif" officeooo:paragraph-rsid="0008a459" style:font-name-asian="Source Han Serif" style:language-asian="ja" style:country-asian="JP"/>
    </style:style>
    <style:style style:name="P15" style:family="paragraph" style:parent-style-name="Standard">
      <style:paragraph-properties fo:text-align="start" style:justify-single-word="false"/>
      <style:text-properties style:font-name="Source Han Serif" officeooo:paragraph-rsid="0007b53a" style:font-name-asian="Source Han Serif" style:language-asian="ja" style:country-asian="JP"/>
    </style:style>
    <style:style style:name="P16" style:family="paragraph" style:parent-style-name="Standard" style:list-style-name="L1">
      <style:paragraph-properties fo:text-align="start" style:justify-single-word="false"/>
      <style:text-properties style:font-name="Source Han Serif" officeooo:paragraph-rsid="0007b53a" style:font-name-asian="Source Han Serif"/>
    </style:style>
    <style:style style:name="P17" style:family="paragraph" style:parent-style-name="Standard">
      <style:paragraph-properties fo:text-align="start" style:justify-single-word="false"/>
      <style:text-properties style:font-name="Source Han Serif" officeooo:paragraph-rsid="0007b53a" style:font-name-asian="Source Han Serif"/>
    </style:style>
    <style:style style:name="P18" style:family="paragraph" style:parent-style-name="Standard">
      <style:paragraph-properties fo:text-align="start" style:justify-single-word="false"/>
      <style:text-properties style:font-name="Source Han Serif" officeooo:paragraph-rsid="0008a459" style:font-name-asian="Source Han Serif"/>
    </style:style>
    <style:style style:name="P19" style:family="paragraph" style:parent-style-name="Standard">
      <style:paragraph-properties fo:text-align="center" style:justify-single-word="false"/>
      <style:text-properties style:font-name="Source Han Serif" officeooo:paragraph-rsid="0007b53a" style:font-name-asian="Source Han Serif"/>
    </style:style>
    <style:style style:name="P20" style:family="paragraph" style:parent-style-name="Standard">
      <style:paragraph-properties fo:text-align="center" style:justify-single-word="false"/>
      <style:text-properties style:font-name="Source Han Serif" officeooo:paragraph-rsid="0008a459" style:font-name-asian="Source Han Serif"/>
    </style:style>
    <style:style style:name="P21" style:family="paragraph" style:parent-style-name="Table_20_Contents">
      <style:paragraph-properties fo:text-align="start" style:justify-single-word="false"/>
      <style:text-properties style:font-name="Source Han Serif" style:font-name-asian="Source Han Serif"/>
    </style:style>
    <style:style style:name="P22" style:family="paragraph" style:parent-style-name="Table_20_Contents">
      <style:paragraph-properties fo:text-align="start" style:justify-single-word="false"/>
      <style:text-properties style:font-name="Source Han Serif" officeooo:paragraph-rsid="0008a459" style:font-name-asian="Source Han Serif"/>
    </style:style>
    <style:style style:name="P23" style:family="paragraph" style:parent-style-name="Table_20_Contents">
      <style:paragraph-properties fo:text-align="start" style:justify-single-word="false"/>
      <style:text-properties style:font-name="Source Han Serif" style:font-name-asian="Source Han Serif" style:language-asian="ja" style:country-asian="JP"/>
    </style:style>
    <style:style style:name="P24" style:family="paragraph" style:parent-style-name="Table_20_Contents">
      <style:paragraph-properties fo:text-align="start" style:justify-single-word="false"/>
      <style:text-properties style:font-name="Source Han Serif" style:font-name-asian="Source Han Serif" style:language-asian="zh" style:country-asian="CN"/>
    </style:style>
    <style:style style:name="T1" style:family="text">
      <style:text-properties style:language-asian="zh" style:country-asian="CN"/>
    </style:style>
    <style:style style:name="T2" style:family="text">
      <style:text-properties officeooo:rsid="0007b53a" style:language-asian="zh" style:country-asian="CN"/>
    </style:style>
    <style:style style:name="T3" style:family="text">
      <style:text-properties style:language-asian="ja" style:country-asian="JP"/>
    </style:style>
    <style:style style:name="T4" style:family="text">
      <style:text-properties officeooo:rsid="0007b53a" style:language-asian="ja" style:country-asian="JP"/>
    </style:style>
    <style:style style:name="T5" style:family="text">
      <style:text-properties officeooo:rsid="000a4e51" style:language-asian="ja" style:country-asian="JP"/>
    </style:style>
    <style:style style:name="T6" style:family="text">
      <style:text-properties style:font-name="Source Han Serif" style:font-name-asian="Source Han Serif"/>
    </style:style>
    <style:style style:name="T7" style:family="text">
      <style:text-properties style:font-name="Source Han Serif" style:font-name-asian="Source Han Serif" style:language-asian="ja" style:country-asian="JP"/>
    </style:style>
    <style:style style:name="T8" style:family="text">
      <style:text-properties style:font-name="Source Han Serif" officeooo:rsid="0007b53a" style:font-name-asian="Source Han Serif" style:language-asian="ja" style:country-asian="JP"/>
    </style:style>
    <style:style style:name="T9" style:family="text">
      <style:text-properties style:font-name="Source Han Serif" style:font-name-asian="Source Han Serif" style:language-asian="zh" style:country-asian="CN"/>
    </style:style>
    <style:style style:name="T10" style:family="text">
      <style:text-properties style:font-name="Source Han Serif" officeooo:rsid="0007b53a" style:font-name-asian="Source Han Serif" style:language-asian="zh" style:country-asian="CN"/>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3年4月18日</text:p>
      <text:p text:style-name="P6"/>
      <text:p text:style-name="P7">一、文</text:p>
      <text:p text:style-name="P7"/>
      <text:p text:style-name="P8">畳</text:p>
      <text:p text:style-name="P7"/>
      <text:p text:style-name="P9">日本に来た外国の旅行者が、部屋の中で<text:span text:style-name="T1">最</text:span>も興味を持つのは畳だそうです。住まいの床に使われる材料では非常に珍しいものです。フランスでは日本語が日本人のようにうまく話せるようになることを、タタミゼ(tatamiser)と言いますが、それほど畳は日本文化を代表するものになっているのです。</text:p>
      <text:p text:style-name="P9"/>
      <text:p text:style-name="P9">昔、畳は今のように部屋全体に敷くものではありませんでした。どんなに立派な家でも、部屋の床は板張りで、お客さんが来たときだけ畳を置いていました。ちょうど今の座布団のように使われていたのです。使わないときは、何枚も重ねて置いてあったので、「たたみ」という名前がつけられたといわれています。「たたみ」は、やまとことばの「たたむ」から来ていて、重ねるという意味があるのです。</text:p>
      <text:p text:style-name="P9"/>
      <text:p text:style-name="P9">畳は、自由に動かせる「家具」でしたから、いろいろ組み合わせたり、たたんだりして、一つの部屋を、お客さんが来たときは客間に、楽しくおしゃべりする時は居間に、昼は仕事部屋にと使い分けていました。今も、畳の部屋はいろいろな目的に使われています。</text:p>
      <text:p text:style-name="P9"/>
      <text:p text:style-name="P9">乾いたワラとイグサで作られる畳は呼吸するので、部屋の湿気を取って、空気をきれいにしておくのに役に立ちます。畳の床は硬すぎないし、柔らかすぎないし、素足でいると快適です。それで、日本人には、素足で畳の上を歩けるように、家をいつも清潔にしておきたいと思っている人が多いのです。</text:p>
      <text:p text:style-name="P9"/>
      <text:p text:style-name="P10">秋岡芳夫　監修　『発明発見物語全集15』</text:p>
      <text:p text:style-name="P11"/>
      <text:p text:style-name="P11">二、語彙</text:p>
      <text:p text:style-name="P11"/>
      <text:list xml:id="list1703239065" text:style-name="L1">
        <text:list-item>
          <text:p text:style-name="P12">外国(がいこく)</text:p>
        </text:list-item>
        <text:list-item>
          <text:p text:style-name="P12">旅行者(りょこうしゃ)</text:p>
        </text:list-item>
        <text:list-item>
          <text:p text:style-name="P12">最も(もっとも)　[<text:span text:style-name="T1">副]最</text:span></text:p>
          <text:p text:style-name="P12">例　日本で最も高い山は富士山です。</text:p>
        </text:list-item>
        <text:list-item>
          <text:p text:style-name="P12">興味(きょうみ)　<text:span text:style-name="T1">兴趣(interest)</text:span></text:p>
        </text:list-item>
        <text:list-item>
          <text:p text:style-name="P12">趣味(しゅみ)　<text:span text:style-name="T1">爱好(hobby)</text:span></text:p>
        </text:list-item>
        <text:list-item>
          <text:p text:style-name="P12">興味を持つ</text:p>
        </text:list-item>
        <text:list-item>
          <text:p text:style-name="P12">～だそうです　<text:span text:style-name="T1">样态助动词、传闻助动词</text:span></text:p>
        </text:list-item>
        <text:list-item>
          <text:p text:style-name="P12">床(ゆか)　<text:span text:style-name="T1">地板</text:span></text:p>
        </text:list-item>
        <text:list-item>
          <text:p text:style-name="P12">床(とこ)　<text:span text:style-name="T1">床铺</text:span>　床に就く</text:p>
          <text:p text:style-name="P12">例　高熱で床に就く。</text:p>
        </text:list-item>
        <text:list-item>
          <text:p text:style-name="P3"><text:span text:style-name="T8">使われる　使う</text:span><text:span text:style-name="T10">的被动态</text:span></text:p>
        </text:list-item>
        <text:list-item>
          <text:p text:style-name="P13">材料(ざいりょう)</text:p>
        </text:list-item>
        <text:list-item>
          <text:p text:style-name="P13">非常(ひじょう)</text:p>
        </text:list-item>
        <text:list-item>
          <text:p text:style-name="P13"><text:soft-page-break/>珍しい(めずらしい)　<text:span text:style-name="T1">稀罕，少有，稀有，珍奇</text:span></text:p>
        </text:list-item>
        <text:list-item>
          <text:p text:style-name="P12">～のように</text:p>
        </text:list-item>
        <text:list-item>
          <text:p text:style-name="P12">上手く(うまく)</text:p>
          <text:p text:style-name="P12">あなたはピアノを上手く弾く。</text:p>
        </text:list-item>
        <text:list-item>
          <text:p text:style-name="P12">上手(じょうず)</text:p>
          <text:p text:style-name="P12">あなたはピアノを上手に弾く。</text:p>
        </text:list-item>
        <text:list-item>
          <text:p text:style-name="P12">弾ける(はじける)　<text:span text:style-name="T1">爆开</text:span></text:p>
          <text:p text:style-name="P12">豆のさやが弾ける。</text:p>
        </text:list-item>
        <text:list-item>
          <text:p text:style-name="P12">弾く(はじく)　<text:span text:style-name="T1">弹拨</text:span></text:p>
          <text:p text:style-name="P12">弾かれたように立ち上がる。</text:p>
        </text:list-item>
        <text:list-item>
          <text:p text:style-name="P12">弾く(ひく)　<text:span text:style-name="T1">弹奏</text:span></text:p>
          <text:p text:style-name="P12">ピアノを弾く。</text:p>
        </text:list-item>
        <text:list-item>
          <text:p text:style-name="P16"><text:span text:style-name="T4">話せる　話す</text:span><text:span text:style-name="T2">的使动态</text:span></text:p>
        </text:list-item>
        <text:list-item>
          <text:p text:style-name="P13">程(ほど)　<text:span text:style-name="T1">程度</text:span></text:p>
          <text:p text:style-name="P13">これほど嬉しいことはない。</text:p>
        </text:list-item>
        <text:list-item>
          <text:p text:style-name="P13">代表(だいひょう)</text:p>
        </text:list-item>
        <text:list-item>
          <text:p text:style-name="P13">昔(むかし)</text:p>
        </text:list-item>
        <text:list-item>
          <text:p text:style-name="P13">全体(ぜんたい)</text:p>
        </text:list-item>
        <text:list-item>
          <text:p text:style-name="P13">敷く(しく)</text:p>
        </text:list-item>
        <text:list-item>
          <text:p text:style-name="P13">立派(りっぱ)　<text:span text:style-name="T1">出色</text:span></text:p>
        </text:list-item>
        <text:list-item>
          <text:p text:style-name="P13">板張り(いたばり)　<text:span text:style-name="T1">铺着木板的</text:span></text:p>
        </text:list-item>
        <text:list-item>
          <text:p text:style-name="P13">座布団(ざぶとん)</text:p>
        </text:list-item>
        <text:list-item>
          <text:p text:style-name="P13">布団(ぶとん)　<text:span text:style-name="T1">被子</text:span></text:p>
          <text:p text:style-name="P13">布団を敷く。</text:p>
          <text:p text:style-name="P13">布団を畳む。</text:p>
          <text:p text:style-name="P13">布団を掛ける。　<text:span text:style-name="T1">盖被子</text:span></text:p>
        </text:list-item>
        <text:list-item>
          <text:p text:style-name="P13">重ねる(かさねる)</text:p>
        </text:list-item>
        <text:list-item>
          <text:p text:style-name="P13">置く</text:p>
        </text:list-item>
        <text:list-item>
          <text:p text:style-name="P13">付ける(つける)</text:p>
        </text:list-item>
        <text:list-item>
          <text:p text:style-name="P13">自由(じゆう)</text:p>
        </text:list-item>
        <text:list-item>
          <text:p text:style-name="P14">動かせる(うごかせる)　動く<text:span text:style-name="T2">的使动态</text:span></text:p>
        </text:list-item>
        <text:list-item>
          <text:p text:style-name="P14">家具(かぐ)</text:p>
        </text:list-item>
        <text:list-item>
          <text:p text:style-name="P14">組み合わせる(くみあわせる)　組み合い<text:span text:style-name="T2">的使动态</text:span></text:p>
        </text:list-item>
        <text:list-item>
          <text:p text:style-name="P14">～たり　<text:span text:style-name="T1">时而，间或，也</text:span></text:p>
        </text:list-item>
        <text:list-item>
          <text:p text:style-name="P14">客間(きゃくま)</text:p>
        </text:list-item>
        <text:list-item>
          <text:p text:style-name="P14">喋る(しゃべる)</text:p>
        </text:list-item>
        <text:list-item>
          <text:p text:style-name="P14">居間(いま)</text:p>
        </text:list-item>
        <text:list-item>
          <text:p text:style-name="P14">昼(ひる)</text:p>
        </text:list-item>
        <text:list-item>
          <text:p text:style-name="P14">仕事部屋(しごとべや)</text:p>
        </text:list-item>
        <text:list-item>
          <text:p text:style-name="P14">分ける　<text:span text:style-name="T1">区分</text:span></text:p>
        </text:list-item>
        <text:list-item>
          <text:p text:style-name="P14"><text:soft-page-break/>目的(もくてき)</text:p>
        </text:list-item>
        <text:list-item>
          <text:p text:style-name="P14">乾く(かわく)</text:p>
        </text:list-item>
        <text:list-item>
          <text:p text:style-name="P14">ワラ　藁<text:span text:style-name="T1">？</text:span></text:p>
        </text:list-item>
        <text:list-item>
          <text:p text:style-name="P14">イグサ　<text:span text:style-name="T1">灯心草</text:span></text:p>
        </text:list-item>
        <text:list-item>
          <text:p text:style-name="P14">呼吸(こきゅう)する</text:p>
        </text:list-item>
        <text:list-item>
          <text:p text:style-name="P14">湿気(しっけ)</text:p>
        </text:list-item>
        <text:list-item>
          <text:p text:style-name="P14">空気(くうき)</text:p>
        </text:list-item>
        <text:list-item>
          <text:p text:style-name="P14">役に立つ　<text:span text:style-name="T1">有用</text:span></text:p>
        </text:list-item>
        <text:list-item>
          <text:p text:style-name="P14">硬い(かたい)</text:p>
        </text:list-item>
        <text:list-item>
          <text:p text:style-name="P14">柔らかな(やわらかな)</text:p>
        </text:list-item>
        <text:list-item>
          <text:p text:style-name="P14">素足(すあし)</text:p>
        </text:list-item>
        <text:list-item>
          <text:p text:style-name="P14">快適(かいてき)</text:p>
        </text:list-item>
        <text:list-item>
          <text:p text:style-name="P14">清潔(せいけつ)</text:p>
        </text:list-item>
        <text:list-item>
          <text:p text:style-name="P14">多い(おおい)</text:p>
        </text:list-item>
      </text:list>
      <text:p text:style-name="P15"/>
      <text:p text:style-name="P17"><text:span text:style-name="T3">三、文法</text:span></text:p>
      <text:p text:style-name="P17"/>
      <text:p text:style-name="P19"><text:span text:style-name="T3">ヴォイス　</text:span><text:span text:style-name="T2">动词的态</text:span></text:p>
      <text:p text:style-name="P19"><text:span text:style-name="T2"/></text:p>
      <text:list xml:id="list2438928152" text:style-name="L10">
        <text:list-item>
          <text:p text:style-name="P4"><text:span text:style-name="T6">主动态</text:span></text:p>
        </text:list-item>
        <text:list-item>
          <text:p text:style-name="P4"><text:span text:style-name="T6">被动态（</text:span><text:span text:style-name="T7">受動態(じょどうたい)</text:span><text:span text:style-name="T9">）</text:span></text:p>
          <text:p text:style-name="P4"><text:span text:style-name="T6">被动态的构成方式是：五段动词未然形+</text:span><text:span text:style-name="T7">れる</text:span><text:span text:style-name="T9">，五段外动词未然形+</text:span><text:span text:style-name="T7">られる</text:span><text:span text:style-name="T9">。其中</text:span><text:span text:style-name="T7">サ</text:span><text:span text:style-name="T9">变动词未然形+</text:span><text:span text:style-name="T7">られる</text:span><text:span text:style-name="T9">构成的</text:span><text:span text:style-name="T7">さられる</text:span><text:span text:style-name="T9">一般可约音为</text:span><text:span text:style-name="T7">される</text:span><text:span text:style-name="T9">。</text:span></text:p>
          <text:list>
            <text:list-item>
              <text:p text:style-name="P4"><text:span text:style-name="T7">太郎が犬に噛まれた。(噛まれる(かまれる</text:span><text:span text:style-name="T8">))</text:span></text:p>
            </text:list-item>
            <text:list-item>
              <text:p text:style-name="P4"><text:span text:style-name="T7">太郎は先生からよく褒められる。</text:span><text:span text:style-name="T8">(褒められる(ほめられる))</text:span></text:p>
            </text:list-item>
            <text:list-item>
              <text:p text:style-name="P4"><text:span text:style-name="T7">私は帰る途中(とちゅう)、雨に降られた。(降られる(ふられる))</text:span></text:p>
            </text:list-item>
          </text:list>
          <text:p text:style-name="P4"><text:span text:style-name="T9">主动句中动作承受者以宾格出现，被动句中则作主格。</text:span></text:p>
          <text:list text:continue-numbering="true">
            <text:list-item>
              <text:p text:style-name="P4"><text:span text:style-name="T7">犬が太郎を噛んだ。(噛む(かむ))</text:span></text:p>
            </text:list-item>
            <text:list-item>
              <text:p text:style-name="P4"><text:span text:style-name="T7">先生がよく太郎を褒める。(褒める(ほめる))</text:span></text:p>
            </text:list-item>
            <text:list-item>
              <text:p text:style-name="P4"><text:span text:style-name="T7">雨が降った。(降る(ふる))</text:span></text:p>
            </text:list-item>
          </text:list>
          <text:p text:style-name="P4"><text:span text:style-name="T9">所有的他动词都能构成被动态。有“能动”意义的自动词（可以构成命令句的动词、意志动词）也能构成被动态，一些表示自然现象和生理现象的自动词也能构成被动态。只能表示状态、性质、可能、自发的静态动词（</text:span><text:span text:style-name="T7">例、「ある」、「である」、「聳える(そびえる)」、「聞こえる(きこえる)」</text:span><text:span text:style-name="T9">）等没有被动态，本身能构成被动意义的动词（</text:span><text:span text:style-name="T7">例、「うける」、「教わる(おそわる)」</text:span><text:span text:style-name="T8">(be taught)、「助かる」、「捕まる(つかます)」</text:span><text:span text:style-name="T10">）也不构成被动态。</text:span></text:p>
        </text:list-item>
        <text:list-item>
          <text:p text:style-name="P4"><text:span text:style-name="T6">使动态（</text:span><text:span text:style-name="T7">使役態(しえきたい)</text:span><text:span text:style-name="T6">）</text:span></text:p>
          <text:p text:style-name="P4"><text:span text:style-name="T6">当描述不是以施事者为主体，而是以指使者、容许者或者促成者为主体时，动词所表现出的形态是使动态。使动态的构成方式是五段动词未然形+</text:span><text:span text:style-name="T7">せる</text:span><text:span text:style-name="T9">，或者五段以外动词未然形+</text:span><text:span text:style-name="T7">させる</text:span><text:span text:style-name="T10">，其中</text:span><text:span text:style-name="T8">サ</text:span><text:span text:style-name="T10">变动词未然形+</text:span><text:span text:style-name="T8">させる </text:span><text:span text:style-name="T10">构成的</text:span><text:span text:style-name="T8">せさせる</text:span><text:span text:style-name="T10">一般约音为</text:span><text:span text:style-name="T8"> させる </text:span><text:span text:style-name="T10">。</text:span></text:p>
          <text:list>
            <text:list-item>
              <text:p text:style-name="P2">先生が彼に論文を書かせる。</text:p>
            </text:list-item>
            <text:list-item>
              <text:p text:style-name="P2"><text:soft-page-break/>彼に勝手に(かってに)言わせておこう。　<text:span text:style-name="T1">让他随便说吧。</text:span></text:p>
            </text:list-item>
            <text:list-item>
              <text:p text:style-name="P2">本人を来させてください。<text:span text:style-name="T1">（</text:span>くる、きたら、きたり、きたる、きたれ<text:span text:style-name="T1">）</text:span></text:p>
            </text:list-item>
          </text:list>
        </text:list-item>
        <text:list-item>
          <text:p text:style-name="P4"><text:span text:style-name="T6">可能态（</text:span><text:span text:style-name="T7">可能態(かのうたい)</text:span><text:span text:style-name="T9">）</text:span></text:p>
          <text:p text:style-name="P4"><text:span text:style-name="T6">当叙述焦点不在动作本身，而转移到现实动作的能力或可能性时候，动作所发生的形态变化叫做可能态</text:span><text:span text:style-name="T9">。</text:span></text:p>
          <text:p text:style-name="P4"><text:span text:style-name="T6">可能态的构成形式主要有四种：</text:span></text:p>
          <text:list>
            <text:list-item>
              <text:p text:style-name="P4"><text:span text:style-name="T6">五段动词未然形+</text:span><text:span text:style-name="T7">れる</text:span><text:span text:style-name="T9">，五段以外动词未然形+</text:span><text:span text:style-name="T7">られる</text:span><text:span text:style-name="T9">，其中</text:span><text:span text:style-name="T7">サ</text:span><text:span text:style-name="T9">变动词未然形+</text:span><text:span text:style-name="T7">られる</text:span><text:span text:style-name="T9">构成的</text:span><text:span text:style-name="T7">せられる</text:span><text:span text:style-name="T9">一般约音为</text:span><text:span text:style-name="T7">される</text:span><text:span text:style-name="T9">。</text:span></text:p>
            </text:list-item>
            <text:list-item>
              <text:p text:style-name="P4"><text:span text:style-name="T6">惯用型“～ことができる”。动词连体性+ことができる，サ变动词する→</text:span><text:span text:style-name="T10"> </text:span><text:span text:style-name="T8">できる，～する→ ～できる</text:span><text:span text:style-name="T10">。</text:span></text:p>
            </text:list-item>
            <text:list-item>
              <text:p text:style-name="P4"><text:span text:style-name="T6">可能动词。五段动词可以变为对应行的下一段动词。</text:span></text:p>
            </text:list-item>
            <text:list-item>
              <text:p text:style-name="P4"><text:span text:style-name="T6">动词连用形+后缀</text:span><text:span text:style-name="T7">うる</text:span><text:span text:style-name="T9">（</text:span><text:span text:style-name="T7">例　考えうる</text:span><text:span text:style-name="T9">）</text:span></text:p>
            </text:list-item>
          </text:list>
          <text:p text:style-name="P4"><text:span text:style-name="T6">可能态用途主要有：</text:span></text:p>
          <text:list text:continue-numbering="true">
            <text:list-item>
              <text:p text:style-name="P4"><text:span text:style-name="T6">表示能力</text:span><text:span text:style-name="T7">　この魚は飛ぶことができる。</text:span></text:p>
            </text:list-item>
            <text:list-item>
              <text:p text:style-name="P4"><text:span text:style-name="T6">表示可能性</text:span><text:span text:style-name="T7">　用事(ようじ)があって出席(しゅっせき)できません。</text:span></text:p>
            </text:list-item>
            <text:list-item>
              <text:p text:style-name="P4"><text:span text:style-name="T6">表示许可</text:span><text:span text:style-name="T7">　部屋に入る(はいる)と、靴を脱ぐ(ぬぐ)ことができる。</text:span></text:p>
            </text:list-item>
          </text:list>
        </text:list-item>
        <text:list-item>
          <text:p text:style-name="P4"><text:span text:style-name="T6">自然发生态（</text:span><text:span text:style-name="T7">自発態(じはつたい)</text:span><text:span text:style-name="T6">）</text:span></text:p>
          <text:p text:style-name="P4">描述的焦点在于动作行为是自然而发生，自然而产生某种结果的时候，动词的形态变化叫自然发生态，简称自发态。自发态的构成方法是五段动词未然形+<text:span text:style-name="T3">れる</text:span><text:span text:style-name="T1">，五段以外动词未然形+</text:span><text:span text:style-name="T3">られる</text:span><text:span text:style-name="T1">。也可用可能动词的词形表示自发态。</text:span></text:p>
          <text:list>
            <text:list-item>
              <text:p text:style-name="P2">雪が降ると、故郷のことが思い出される。</text:p>
            </text:list-item>
            <text:list-item>
              <text:p text:style-name="P2">あの映画を見ると泣けてしかたがない。</text:p>
            </text:list-item>
            <text:list-item>
              <text:p text:style-name="P2">どこからともなく美しい旋律(せんりつ)が聞こえている。</text:p>
            </text:list-item>
          </text:list>
        </text:list-item>
      </text:list>
      <text:p text:style-name="P1"/>
      <text:p text:style-name="P20"><text:span text:style-name="T2">动词的态总结</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态</text:p>
          </table:table-cell>
          <table:table-cell table:style-name="Table1.A1" office:value-type="string">
            <text:p text:style-name="P23">受動態</text:p>
          </table:table-cell>
          <table:table-cell table:style-name="Table1.A1" office:value-type="string">
            <text:p text:style-name="P23">使役態</text:p>
          </table:table-cell>
          <table:table-cell table:style-name="Table1.A1" office:value-type="string">
            <text:p text:style-name="P23">可能態</text:p>
          </table:table-cell>
          <table:table-cell table:style-name="Table1.E1" office:value-type="string">
            <text:p text:style-name="P23">自発態</text:p>
          </table:table-cell>
        </table:table-row>
        <table:table-row>
          <table:table-cell table:style-name="Table1.A2" office:value-type="string">
            <text:p text:style-name="P21">五段动词</text:p>
          </table:table-cell>
          <table:table-cell table:style-name="Table1.A2" office:value-type="string">
            <text:p text:style-name="P5">未然形+<text:span text:style-name="T3">れる</text:span></text:p>
          </table:table-cell>
          <table:table-cell table:style-name="Table1.A2" office:value-type="string">
            <text:p text:style-name="P5">未然形+<text:span text:style-name="T3">せる</text:span></text:p>
          </table:table-cell>
          <table:table-cell table:style-name="Table1.A2" office:value-type="string">
            <text:p text:style-name="P5">未然形+<text:span text:style-name="T3">れる</text:span></text:p>
          </table:table-cell>
          <table:table-cell table:style-name="Table1.E2" office:value-type="string">
            <text:p text:style-name="P5">未然形+<text:span text:style-name="T3">れる</text:span></text:p>
          </table:table-cell>
        </table:table-row>
        <table:table-row>
          <table:table-cell table:style-name="Table1.A2" office:value-type="string">
            <text:p text:style-name="P22">五段外动词</text:p>
          </table:table-cell>
          <table:table-cell table:style-name="Table1.A2" office:value-type="string">
            <text:p text:style-name="P5"><text:span text:style-name="T1">未然形+</text:span><text:span text:style-name="T3">られる</text:span></text:p>
          </table:table-cell>
          <table:table-cell table:style-name="Table1.A2" office:value-type="string">
            <text:p text:style-name="P5"><text:span text:style-name="T1">未然形+</text:span><text:span text:style-name="T3">させる</text:span></text:p>
          </table:table-cell>
          <table:table-cell table:style-name="Table1.A2" office:value-type="string">
            <text:p text:style-name="P5"><text:span text:style-name="T1">未然形+</text:span><text:span text:style-name="T3">られる</text:span></text:p>
          </table:table-cell>
          <table:table-cell table:style-name="Table1.E2" office:value-type="string">
            <text:p text:style-name="P5"><text:span text:style-name="T1">未然形+</text:span><text:span text:style-name="T3">られる</text:span></text:p>
          </table:table-cell>
        </table:table-row>
        <table:table-row>
          <table:table-cell table:style-name="Table1.A2" office:value-type="string">
            <text:p text:style-name="P23">サ<text:span text:style-name="T1">变动词约音</text:span></text:p>
          </table:table-cell>
          <table:table-cell table:style-name="Table1.A2" office:value-type="string">
            <text:p text:style-name="P5"><text:span text:style-name="T3">される</text:span></text:p>
          </table:table-cell>
          <table:table-cell table:style-name="Table1.A2" office:value-type="string">
            <text:p text:style-name="P5"><text:span text:style-name="T4">させる</text:span></text:p>
          </table:table-cell>
          <table:table-cell table:style-name="Table1.A2" office:value-type="string">
            <text:p text:style-name="P5"><text:span text:style-name="T3">される</text:span></text:p>
          </table:table-cell>
          <table:table-cell table:style-name="Table1.E2" office:value-type="string">
            <text:p text:style-name="P5"><text:span text:style-name="T3">される</text:span></text:p>
          </table:table-cell>
        </table:table-row>
        <table:table-row>
          <table:table-cell table:style-name="Table1.A2" office:value-type="string">
            <text:p text:style-name="P24">其他</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5">～ことができる</text:p>
            <text:p text:style-name="P5"><text:span text:style-name="T6">连用形+后缀</text:span><text:span text:style-name="T7">うる</text:span></text:p>
          </table:table-cell>
          <table:table-cell table:style-name="Table1.E2" office:value-type="string">
            <text:p text:style-name="P21"/>
          </table:table-cell>
        </table:table-row>
      </table:table>
      <text:p text:style-name="P18"><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PAPMincho" svg:font-family="IPAPMinch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1:09:31.370849878</meta:creation-date>
    <dc:date>2023-04-18T23:41:57.730248551</dc:date>
    <meta:editing-duration>PT2H32M25S</meta:editing-duration>
    <meta:editing-cycles>3</meta:editing-cycles>
    <meta:generator>LibreOffice/7.5.2.2$Linux_X86_64 LibreOffice_project/50$Build-2</meta:generator>
    <meta:document-statistic meta:table-count="1" meta:image-count="0" meta:object-count="0" meta:page-count="4" meta:paragraph-count="135" meta:word-count="2556" meta:character-count="2746" meta:non-whitespace-character-count="2705"/>
  </office:meta>
</office:document-meta>
</file>